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17" calcext:value-type="float">
            <text:p>17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Pair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-Pair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-Pair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-Pair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-Pair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-Pair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-Pair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ple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ll house</text:p>
          </table:table-cell>
          <table:table-cell office:value-type="float" office:value="156" calcext:value-type="float">
            <text:p>1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-straight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-straight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-straight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-straight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9-straight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-straight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1-straight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2-straight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3-straight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4-straight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-bomb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-bomb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-bomb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-bomb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-bomb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9-bomb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-bomb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1-bomb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2-bomb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3-bomb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4-bomb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32])" office:value-type="float" office:value="379" calcext:value-type="float">
            <text:p>37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7:58:15.303115262</meta:creation-date>
    <meta:generator>LibreOffice/6.0.7.3$Linux_X86_64 LibreOffice_project/00m0$Build-3</meta:generator>
    <dc:date>2019-11-30T19:00:24.864327030</dc:date>
    <meta:editing-duration>PT1H2M6S</meta:editing-duration>
    <meta:editing-cycles>8</meta:editing-cycles>
    <meta:document-statistic meta:table-count="1" meta:cell-count="94" meta:object-count="0"/>
  </office:meta>
</office:document-meta>
</file>